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b865f" officeooo:paragraph-rsid="000b865f"/>
    </style:style>
    <style:style style:name="T1" style:family="text">
      <style:text-properties officeooo:rsid="000deacd"/>
    </style:style>
    <style:style style:name="T2" style:family="text">
      <style:text-properties officeooo:rsid="001046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fortunately, I will not be able to work at chili’s <text:span text:style-name="T2">anymore</text:span>. Other obligations have consumed my life and I feel that I am not giving Chili’s <text:span text:style-name="T1">the </text:span>attention that it deserves. My official last day will be 11/17/2017.</text:p>
      <text:p text:style-name="P1"/>
      <text:p text:style-name="P1">Thank you so much for everything! </text:p>
      <text:p text:style-name="P1"/>
      <text:p text:style-name="P1">April Frei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09:34:55.065458156</meta:creation-date>
    <dc:date>2017-11-07T10:30:45.591985318</dc:date>
    <meta:editing-duration>PT55M48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46" meta:character-count="260" meta:non-whitespace-character-count="216"/>
  </office:meta>
</office:document-meta>
</file>